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100006EE60000448665534C0A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ічны аб'ект1" text:anchor-type="paragraph" svg:width="17cm" svg:height="10.504cm" draw:z-index="0"><draw:image xlink:href="Pictures/2000000100006EE60000448665534C0A.sv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e" fo:country="B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e" fo:country="B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22:11:30</meta:creation-date>
    <dc:date>2013-02-19T22:14:44.56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6$Windows_x86 LibreOffice_project/2ef5aff-a6fb0ff-166bdff-cf087ad-0f1389</meta:generator>
  </office:meta>
</office:document-meta>
</file>